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itle">
      <style:text-properties officeooo:rsid="001d4042" officeooo:paragraph-rsid="001d4042"/>
    </style:style>
    <style:style style:name="P2" style:family="paragraph" style:parent-style-name="Text_20_body">
      <style:paragraph-properties fo:text-align="justify" style:justify-single-word="false"/>
      <style:text-properties style:font-name="Times New Roman" fo:font-size="12pt" officeooo:rsid="001d4042" officeooo:paragraph-rsid="001d4042" style:font-size-asian="10.5pt" style:font-size-complex="12pt"/>
    </style:style>
    <style:style style:name="P3" style:family="paragraph" style:parent-style-name="Text_20_body">
      <style:paragraph-properties fo:text-align="justify" style:justify-single-word="false"/>
      <style:text-properties style:font-name="Liberation Serif" fo:font-size="16pt" fo:font-weight="bold" officeooo:rsid="001d4042" officeooo:paragraph-rsid="001d4042" style:font-size-asian="14pt" style:font-weight-asian="bold" style:font-size-complex="16pt" style:font-weight-complex="bold"/>
    </style:style>
    <style:style style:name="P4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size="12pt" fo:font-weight="normal" officeooo:rsid="001d4042" officeooo:paragraph-rsid="001d4042" style:font-size-asian="10.5pt" style:font-weight-asian="normal" style:font-size-complex="12pt" style:font-weight-complex="normal"/>
    </style:style>
    <style:style style:name="P5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size="12pt" fo:font-weight="bold" officeooo:rsid="001d4042" officeooo:paragraph-rsid="001d4042" style:font-size-asian="10.5pt" style:font-weight-asian="bold" style:font-size-complex="12pt" style:font-weight-complex="bold"/>
    </style:style>
    <style:style style:name="P6" style:family="paragraph" style:parent-style-name="Text_20_body" style:list-style-name="L1">
      <style:paragraph-properties fo:text-align="justify" style:justify-single-word="false"/>
      <style:text-properties style:font-name="Times New Roman" fo:font-size="12pt" fo:font-weight="normal" officeooo:rsid="001d4042" officeooo:paragraph-rsid="001d4042" style:font-size-asian="10.5pt" style:font-weight-asian="normal" style:font-size-complex="12pt" style:font-weight-complex="normal"/>
    </style:style>
    <style:style style:name="P7" style:family="paragraph" style:parent-style-name="Text_20_body" style:list-style-name="L1">
      <style:paragraph-properties fo:text-align="justify" style:justify-single-word="false"/>
      <style:text-properties style:font-name="Times New Roman" fo:font-size="12pt" fo:font-style="normal" fo:font-weight="normal" officeooo:rsid="00244f46" officeooo:paragraph-rsid="00244f46" style:font-size-asian="10.5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weight="bold" style:font-weight-asian="bold" style:font-weight-complex="bold"/>
    </style:style>
    <style:style style:name="P9" style:family="paragraph" style:parent-style-name="Text_20_body" style:list-style-name="L2">
      <style:paragraph-properties fo:text-align="justify" style:justify-single-word="false"/>
      <style:text-properties style:font-name="Times New Roman" fo:font-weight="normal" officeooo:rsid="001e3f3c" officeooo:paragraph-rsid="001e3f3c" style:font-weight-asian="normal" style:font-weight-complex="normal"/>
    </style:style>
    <style:style style:name="P10" style:family="paragraph" style:parent-style-name="Text_20_body">
      <style:paragraph-properties fo:margin-left="0.6cm" fo:text-align="justify" style:justify-single-word="false" fo:text-indent="0.199cm" style:auto-text-indent="false"/>
      <style:text-properties style:font-name="Times New Roman" fo:font-weight="bold" officeooo:paragraph-rsid="001d4042" style:font-weight-asian="bold" style:font-weight-complex="bold"/>
    </style:style>
    <style:style style:name="P11" style:family="paragraph" style:parent-style-name="Text_20_body" style:list-style-name="L3">
      <style:paragraph-properties fo:text-align="justify" style:justify-single-word="false"/>
      <style:text-properties style:font-name="Times New Roman" fo:font-weight="normal" officeooo:rsid="001e3f3c" officeooo:paragraph-rsid="001e3f3c" style:font-weight-asian="normal" style:font-weight-complex="normal"/>
    </style:style>
    <style:style style:name="P12" style:family="paragraph" style:parent-style-name="Text_20_body" style:list-style-name="L4">
      <style:paragraph-properties fo:text-align="justify" style:justify-single-word="false"/>
      <style:text-properties style:font-name="Times New Roman" fo:font-weight="normal" officeooo:rsid="001e3f3c" officeooo:paragraph-rsid="001e3f3c" style:font-weight-asian="normal" style:font-weight-complex="normal"/>
    </style:style>
    <style:style style:name="P13" style:family="paragraph" style:parent-style-name="Text_20_body" style:list-style-name="L4">
      <style:paragraph-properties fo:text-align="justify" style:justify-single-word="false"/>
      <style:text-properties style:font-name="Times New Roman" fo:font-weight="normal" officeooo:rsid="0027bab1" officeooo:paragraph-rsid="0027bab1" style:font-weight-asian="normal" style:font-weight-complex="normal"/>
    </style:style>
    <style:style style:name="P14" style:family="paragraph" style:parent-style-name="Text_20_body">
      <style:paragraph-properties fo:margin-left="0.6cm" fo:text-align="justify" style:justify-single-word="false" fo:text-indent="0.199cm" style:auto-text-indent="false"/>
      <style:text-properties fo:font-weight="bold" style:font-weight-asian="bold" style:font-weight-complex="bold"/>
    </style:style>
    <style:style style:name="P15" style:family="paragraph" style:parent-style-name="Text_20_body" style:list-style-name="L5">
      <style:paragraph-properties fo:text-align="justify" style:justify-single-word="false"/>
      <style:text-properties fo:font-weight="normal" officeooo:rsid="001e3f3c" officeooo:paragraph-rsid="001e3f3c" style:font-weight-asian="normal" style:font-weight-complex="normal"/>
    </style:style>
    <style:style style:name="P16" style:family="paragraph" style:parent-style-name="Text_20_body">
      <style:paragraph-properties fo:margin-left="0.6cm" fo:text-align="justify" style:justify-single-word="false" fo:text-indent="0.199cm" style:auto-text-indent="false"/>
      <style:text-properties fo:font-weight="bold" officeooo:rsid="002ae72c" officeooo:paragraph-rsid="002ae72c" style:font-weight-asian="bold" style:font-weight-complex="bold"/>
    </style:style>
    <style:style style:name="P17" style:family="paragraph" style:parent-style-name="Text_20_body">
      <style:paragraph-properties fo:break-before="page"/>
      <style:text-properties style:font-name="Liberation Serif" fo:font-size="16pt" fo:font-style="normal" fo:font-weight="bold" officeooo:rsid="001d4042" officeooo:paragraph-rsid="002ccd6a" style:font-size-asian="14pt" style:font-style-asian="normal" style:font-weight-asian="bold" style:font-size-complex="16pt" style:font-style-complex="normal" style:font-weight-complex="bold"/>
    </style:style>
    <style:style style:name="P18" style:family="paragraph" style:parent-style-name="Text_20_body">
      <style:paragraph-properties fo:text-align="justify" style:justify-single-word="false"/>
      <style:text-properties style:font-name="Times New Roman" fo:font-size="12pt" officeooo:rsid="001d4042" officeooo:paragraph-rsid="002ccd6a" style:font-size-asian="10.5pt" style:font-size-complex="12pt"/>
    </style:style>
    <style:style style:name="P19" style:family="paragraph" style:parent-style-name="Text_20_body" style:list-style-name="L6">
      <style:paragraph-properties fo:text-align="justify" style:justify-single-word="false"/>
      <style:text-properties style:font-name="Times New Roman" fo:font-size="12pt" fo:font-weight="bold" officeooo:rsid="002ccd6a" officeooo:paragraph-rsid="002ccd6a" style:font-size-asian="12pt" style:font-weight-asian="bold" style:font-size-complex="12pt" style:font-weight-complex="bold"/>
    </style:style>
    <style:style style:name="T1" style:family="text">
      <style:text-properties fo:font-style="italic" officeooo:rsid="001e3f3c" style:font-style-asian="italic" style:font-style-complex="italic"/>
    </style:style>
    <style:style style:name="T2" style:family="text">
      <style:text-properties fo:font-style="italic" officeooo:rsid="002288ea" style:font-style-asian="italic" style:font-style-complex="italic"/>
    </style:style>
    <style:style style:name="T3" style:family="text">
      <style:text-properties fo:font-style="italic" officeooo:rsid="00244f46" style:font-style-asian="italic" style:font-style-complex="italic"/>
    </style:style>
    <style:style style:name="T4" style:family="text">
      <style:text-properties officeooo:rsid="00244f46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c1c84" style:font-style-asian="italic" style:font-style-complex="italic"/>
    </style:style>
    <style:style style:name="T7" style:family="text">
      <style:text-properties fo:font-style="italic" officeooo:rsid="00214980" style:font-style-asian="italic" style:font-style-complex="italic"/>
    </style:style>
    <style:style style:name="T8" style:family="text">
      <style:text-properties fo:font-style="italic" officeooo:rsid="00201758" style:font-style-asian="italic" style:font-style-complex="italic"/>
    </style:style>
    <style:style style:name="T9" style:family="text">
      <style:text-properties fo:font-style="italic" officeooo:rsid="0025f2af" style:font-style-asian="italic" style:font-style-complex="italic"/>
    </style:style>
    <style:style style:name="T10" style:family="text">
      <style:text-properties fo:font-style="italic" officeooo:rsid="00269fed" style:font-style-asian="italic" style:font-style-complex="italic"/>
    </style:style>
    <style:style style:name="T11" style:family="text">
      <style:text-properties fo:font-style="italic" officeooo:rsid="0029aa65" style:font-style-asian="italic" style:font-style-complex="italic"/>
    </style:style>
    <style:style style:name="T12" style:family="text">
      <style:text-properties fo:font-style="italic" officeooo:rsid="0027bab1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2ae72c" style:font-weight-asian="normal" style:font-weight-complex="normal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officeooo:rsid="002ccd6a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87cm" fo:text-indent="-0.635cm" fo:margin-left="1.8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05cm" fo:text-indent="-0.635cm" fo:margin-left="2.5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4cm" fo:text-indent="-0.635cm" fo:margin-left="3.1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775cm" fo:text-indent="-0.635cm" fo:margin-left="3.7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1cm" fo:text-indent="-0.635cm" fo:margin-left="4.4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45cm" fo:text-indent="-0.635cm" fo:margin-left="5.0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68cm" fo:text-indent="-0.635cm" fo:margin-left="5.6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15cm" fo:text-indent="-0.635cm" fo:margin-left="6.3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5cm" fo:text-indent="-0.635cm" fo:margin-left="6.9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585cm" fo:text-indent="-0.635cm" fo:margin-left="7.585cm"/>
        </style:list-level-properties>
      </text:list-level-style-bullet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.1 Sección de BBDD</text:p>
      <text:p text:style-name="P2">En esta sección me dedicaré a escribir las bases teóricas de la base de datos que introduciremos en el página para gestión de viajes. </text:p>
      <text:p text:style-name="P3">3.1.1 Elementos de la base de datos</text:p>
      <text:p text:style-name="P4">La base de datos básica almacenará 4 entidades y 3 relaciones entre ellas:</text:p>
      <text:p text:style-name="P5">Tabla Usuarios</text:p>
      <text:list text:style-name="L1">
        <text:list-item>
          <text:p text:style-name="P6">Nombre <text:span text:style-name="T1">VNN // </text:span><text:span text:style-name="T2">Un usuario necesita nombre</text:span></text:p>
        </text:list-item>
        <text:list-item>
          <text:p text:style-name="P6">Apellido <text:span text:style-name="T3">VNN // Y un apellido para ser más localizable</text:span></text:p>
        </text:list-item>
        <text:list-item>
          <text:p text:style-name="P7"><text:span text:style-name="T4">A</text:span>pellido2</text:p>
        </text:list-item>
        <text:list-item>
          <text:p text:style-name="P6">Edad </text:p>
        </text:list-item>
        <text:list-item>
          <text:p text:style-name="P6">Email <text:span text:style-name="T5">PK // </text:span><text:span text:style-name="T6">quizás añadir DNI o algo y cambiar esto a UK y el otro a PK</text:span></text:p>
        </text:list-item>
      </text:list>
      <text:p text:style-name="P8">Tabla Destinos</text:p>
      <text:list text:style-name="L2">
        <text:list-item>
          <text:p text:style-name="P9">Ciudad <text:span text:style-name="T5">PK /</text:span><text:span text:style-name="T7">*</text:span><text:span text:style-name="T8">Válido a no ser que tengamos varias ofertas para viajar a la misma ciudad <text:tab/></text:span><text:span text:style-name="T7">o que tengamos que retirar una oferta para luego devolverla, en tal caso añadir <text:tab/>ID al viaje*/</text:span></text:p>
        </text:list-item>
        <text:list-item>
          <text:p text:style-name="P9">País <text:span text:style-name="T9">VNN //</text:span><text:span text:style-name="T10">Este es el que más dudo pero supongo que es importante saber a donde vas</text:span></text:p>
        </text:list-item>
        <text:list-item>
          <text:p text:style-name="P9">RequierePasaporte<text:span text:style-name="T5">(boolean) VNN /</text:span><text:span text:style-name="T9">*De esta manera es más fácil evitar deslices al <text:tab/>introducir nuevos viajes en la página*/</text:span></text:p>
        </text:list-item>
      </text:list>
      <text:p text:style-name="P10">Tabla Guías</text:p>
      <text:list text:style-name="L3">
        <text:list-item>
          <text:p text:style-name="P11">ID <text:span text:style-name="T5">PK //Añadido a falta de un atributo único de los guías </text:span><text:span text:style-name="T11">(cambiar a ¿dni?)</text:span></text:p>
        </text:list-item>
      </text:list>
      <text:list text:style-name="L4">
        <text:list-item>
          <text:p text:style-name="P12">Nombre <text:span text:style-name="T5">VNN <text:s/>/</text:span><text:span text:style-name="T11">*De nuevo es importante la identificación de las personas implicadas <text:tab/>con la web*/</text:span></text:p>
        </text:list-item>
        <text:list-item>
          <text:p text:style-name="P12">Apellido <text:span text:style-name="T12">VNN</text:span></text:p>
        </text:list-item>
        <text:list-item>
          <text:p text:style-name="P13">Apellido2</text:p>
        </text:list-item>
        <text:list-item>
          <text:p text:style-name="P12">Especialidad<text:span text:style-name="T5">(enum → [Geografía, Historia, Arquitectura, Comida])</text:span></text:p>
        </text:list-item>
      </text:list>
      <text:p text:style-name="P14">Tabla Pasaporte</text:p>
      <text:list text:style-name="L5">
        <text:list-item>
          <text:p text:style-name="P15">Numero <text:span text:style-name="T5">PK</text:span></text:p>
        </text:list-item>
        <text:list-item>
          <text:p text:style-name="P15">País de expedición <text:span text:style-name="T5">VNN</text:span></text:p>
        </text:list-item>
      </text:list>
      <text:p text:style-name="P14">Relación 1 N:M <text:span text:style-name="T13">Usuarios – Destinos </text:span><text:span text:style-name="T14">(nombre elegir)</text:span></text:p>
      <text:p text:style-name="P16">Relación 2 1:M <text:span text:style-name="T13">Destinos - Guías (nombre trabajar)</text:span></text:p>
      <text:p text:style-name="P16">Relación 3 1:1 <text:span text:style-name="T13">Usuarios – Pasaporte (nombre pertenecer) </text:span><text:span text:style-name="T15">probable restricción</text:span></text:p>
      <text:p text:style-name="P17">3.1.<text:span text:style-name="T16">2</text:span> <text:span text:style-name="T16">Esquemas<text:tab/> Relacionados</text:span></text:p>
      <text:p text:style-name="P18">En e<text:span text:style-name="T16">sta sección representaré 3 esquemas diferentes para mostrar de manera más clara y visible la estructura presente en esta base de datos.</text:span></text:p>
      <text:list text:style-name="L6">
        <text:list-item>
          <text:p text:style-name="P19">Esquema ER </text:p>
        </text:list-item>
        <text:list-item>
          <text:p text:style-name="P19">Esquema Relacional</text:p>
        </text:list-item>
        <text:list-item>
          <text:p text:style-name="P19">Esquema físico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" style:font-family-generic="roman" style:font-pitch="variable" fo:font-size="12pt" officeooo:rsid="001d4042" style:font-size-asian="10.5pt" style:font-size-complex="12pt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11T18:15:33.248000000</meta:creation-date>
    <dc:date>2025-05-11T18:54:38.164000000</dc:date>
    <meta:editing-duration>PT38M57S</meta:editing-duration>
    <meta:editing-cycles>15</meta:editing-cycles>
    <meta:generator>LibreOffice/24.8.6.2$Windows_X86_64 LibreOffice_project/6d98ba145e9a8a39fc57bcc76981d1fb1316c60c</meta:generator>
    <meta:document-statistic meta:table-count="0" meta:image-count="0" meta:object-count="0" meta:page-count="2" meta:paragraph-count="31" meta:word-count="279" meta:character-count="1571" meta:non-whitespace-character-count="1330"/>
  </office:meta>
</office:document-meta>
</file>